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55cm" fo:min-width="2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7cm"/>
    </style:style>
    <style:style style:name="gr5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1.55cm" fo:min-width="2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13cm" svg:height="5.511cm" draw:transform="skewX (-0.114144533080429) rotate (-0.790634151153432) translate (9.3732201270228cm 2.68060323230844cm)" svg:viewBox="0 0 4914 5512" svg:d="M0 25c405 82 1681-334 1270 583-228 505-137 1264 355 1296 540 33 1231 10 1366 496 126 453-183 1160 317 1447 461 262 1270-264 1521 413l-178 508 60 580 203 164">
          <text:p/>
        </draw:path>
        <draw:custom-shape draw:style-name="gr2" draw:text-style-name="P2" draw:layer="layout" svg:width="3.3cm" svg:height="1.8cm" svg:x="11.1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cm" svg:height="1cm" svg:x="8.6cm" svg:y="10.7cm">
          <draw:text-box>
            <text:p text:style-name="P3"><text:span text:style-name="T1">Thread</text:span></text:p>
          </draw:text-box>
        </draw:frame>
        <draw:frame draw:style-name="gr3" draw:text-style-name="P6" draw:layer="layout" svg:width="2.5cm" svg:height="1cm" svg:x="11.9cm" svg:y="3.3cm">
          <draw:text-box>
            <text:p text:style-name="P5"><text:span text:style-name="T2">Fiber 1</text:span></text:p>
          </draw:text-box>
        </draw:frame>
        <draw:frame draw:style-name="gr4" draw:text-style-name="P8" draw:layer="layout" svg:width="1.522cm" svg:height="1.361cm" svg:x="11.2cm" svg:y="4cm">
          <draw:text-box>
            <text:p text:style-name="P7"><text:span text:style-name="T3">…</text:span></text:p>
            <text:p text:style-name="P7"><text:span text:style-name="T3">yield</text:span></text:p>
          </draw:text-box>
        </draw:frame>
        <draw:custom-shape draw:style-name="gr5" draw:text-style-name="P9" draw:layer="layout" svg:width="3.3cm" svg:height="1.8cm" svg:x="11.1cm" svg:y="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5cm" svg:height="1cm" svg:x="11.9cm" svg:y="5.101cm">
          <draw:text-box>
            <text:p text:style-name="P5"><text:span text:style-name="T2">Fiber 2</text:span></text:p>
          </draw:text-box>
        </draw:frame>
        <draw:frame draw:style-name="gr4" draw:text-style-name="P8" draw:layer="layout" svg:width="1.522cm" svg:height="1.361cm" svg:x="11.2cm" svg:y="5.801cm">
          <draw:text-box>
            <text:p text:style-name="P7"><text:span text:style-name="T3">…</text:span></text:p>
            <text:p text:style-name="P7"><text:span text:style-name="T3">yield</text:span></text:p>
          </draw:text-box>
        </draw:frame>
        <draw:custom-shape draw:style-name="gr2" draw:text-style-name="P2" draw:layer="layout" svg:width="3.3cm" svg:height="1.8cm" svg:x="11.1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5cm" svg:height="1cm" svg:x="11.9cm" svg:y="6.901cm">
          <draw:text-box>
            <text:p text:style-name="P5"><text:span text:style-name="T2">Fiber 1</text:span></text:p>
          </draw:text-box>
        </draw:frame>
        <draw:frame draw:style-name="gr4" draw:text-style-name="P8" draw:layer="layout" svg:width="1.522cm" svg:height="1.361cm" svg:x="11.2cm" svg:y="7.501cm">
          <draw:text-box>
            <text:p text:style-name="P7"><text:span text:style-name="T3">…</text:span></text:p>
            <text:p text:style-name="P7"><text:span text:style-name="T3">yield</text:span></text:p>
          </draw:text-box>
        </draw:frame>
        <draw:frame draw:style-name="gr6" draw:text-style-name="P10" draw:layer="layout" svg:width="1.035cm" svg:height="0.962cm" svg:x="11.9cm" svg:y="8.8cm">
          <draw:text-box>
            <text:p>...</text:p>
          </draw:text-box>
        </draw:frame>
        <draw:line draw:style-name="gr7" draw:text-style-name="P1" draw:layer="layout" svg:x1="6.8cm" svg:y1="1.7cm" svg:x2="6.8cm" svg:y2="13.3cm">
          <text:p/>
        </draw:line>
        <draw:frame draw:style-name="gr6" draw:text-style-name="P10" draw:layer="layout" svg:width="1.886cm" svg:height="0.962cm" svg:x="5cm" svg:y="5.9cm">
          <draw:text-box>
            <text:p>Time</text:p>
          </draw:text-box>
        </draw:frame>
        <draw:line draw:style-name="gr7" draw:text-style-name="P1" draw:layer="layout" svg:x1="12.7cm" svg:y1="4.9cm" svg:x2="16cm" svg:y2="4.9cm">
          <text:p/>
        </draw:line>
        <draw:frame draw:style-name="gr6" draw:text-style-name="P11" draw:layer="layout" svg:width="3.36cm" svg:height="0.729cm" svg:x="16cm" svg:y="4.5cm">
          <draw:text-box>
            <text:p><text:span text:style-name="T1">Stack is saved.</text:span></text:p>
          </draw:text-box>
        </draw:frame>
        <draw:line draw:style-name="gr7" draw:text-style-name="P1" draw:layer="layout" svg:x1="12.7cm" svg:y1="7.8cm" svg:x2="16cm" svg:y2="7.8cm">
          <text:p/>
        </draw:line>
        <draw:frame draw:style-name="gr6" draw:text-style-name="P11" draw:layer="layout" svg:width="4.38cm" svg:height="1.207cm" svg:x="16cm" svg:y="7.001cm">
          <draw:text-box>
            <text:p><text:span text:style-name="T1">Stack is restored,</text:span></text:p>
            <text:p><text:span text:style-name="T1">execution continues.</text:span></text:p>
          </draw:text-box>
        </draw:frame>
        <draw:line draw:style-name="gr7" draw:text-style-name="P1" draw:layer="layout" svg:x1="12.7cm" svg:y1="8.5cm" svg:x2="16cm" svg:y2="8.5cm">
          <text:p/>
        </draw:line>
        <draw:frame draw:style-name="gr6" draw:text-style-name="P11" draw:layer="layout" svg:width="4.519cm" svg:height="0.729cm" svg:x="16cm" svg:y="8.101cm">
          <draw:text-box>
            <text:p><text:span text:style-name="T1">Stack is saved aga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y </meta:initial-creator>
    <meta:creation-date>2015-07-14T15:26:28.272024953</meta:creation-date>
    <dc:date>2015-07-14T16:13:28.118387657</dc:date>
    <dc:creator>nikolay </dc:creator>
    <meta:editing-duration>PT29M18S</meta:editing-duration>
    <meta:editing-cycles>6</meta:editing-cycles>
    <meta:generator>LibreOffice/4.4.2.2$Linux_X86_64 LibreOffice_project/40m0$Build-2</meta:generator>
    <meta:document-statistic meta:object-count="20"/>
  </office:meta>
</office:document-meta>
</file>